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table:style-name="ce5"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9"/>
          <table:table-cell table:style-name="ce23"/>
          <table:table-cell table:number-columns-repeated="2"/>
          <table:table-cell table:style-name="ce1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table:style-name="ce5" office:value-type="float" office:value="0.73986" calcext:value-type="float">
            <text:p>0.73986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table:style-name="ce5"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table:style-name="ce5"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table:style-name="ce5"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1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继续kitti调参</text:p>
          </table:table-cell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2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28T17:52:00.352192706</dc:date>
    <meta:editing-duration>P75DT21H52M59S</meta:editing-duration>
    <meta:editing-cycles>794</meta:editing-cycles>
    <meta:generator>LibreOffice/6.4.7.2$Linux_X86_64 LibreOffice_project/40$Build-2</meta:generator>
    <meta:document-statistic meta:table-count="1" meta:cell-count="3025" meta:object-count="0"/>
  </office:meta>
</office:document-meta>
</file>